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paragraph-properties fo:text-align="justify" style:justify-single-word="false"/>
      <style:text-properties officeooo:rsid="001aa632" officeooo:paragraph-rsid="001aa632"/>
    </style:style>
    <style:style style:name="P2" style:family="paragraph" style:parent-style-name="Standard">
      <style:paragraph-properties fo:text-align="justify" style:justify-single-word="false"/>
      <style:text-properties fo:color="#000000" loext:opacity="100%" style:font-name="Arial1" fo:font-size="12pt" officeooo:rsid="001aa632" officeooo:paragraph-rsid="001aa632" style:font-size-asian="12pt" style:font-size-complex="12pt"/>
    </style:style>
    <style:style style:name="P3" style:family="paragraph" style:parent-style-name="Standard">
      <style:paragraph-properties fo:text-align="justify" style:justify-single-word="false"/>
      <style:text-properties fo:color="#000000" loext:opacity="100%" style:font-name="Arial1" fo:font-size="12pt" officeooo:rsid="001aa632" officeooo:paragraph-rsid="001f1e23" style:font-size-asian="12pt" style:font-size-complex="12pt"/>
    </style:style>
    <style:style style:name="P4" style:family="paragraph" style:parent-style-name="Standard">
      <style:paragraph-properties fo:text-align="justify" style:justify-single-word="false"/>
      <style:text-properties fo:color="#000000" loext:opacity="100%" style:font-name="Arial1" fo:font-size="12pt" officeooo:rsid="001aa632" officeooo:paragraph-rsid="00252475" style:font-size-asian="12pt" style:font-size-complex="12pt"/>
    </style:style>
    <style:style style:name="P5" style:family="paragraph" style:parent-style-name="Standard">
      <style:paragraph-properties fo:text-align="justify" style:justify-single-word="false"/>
      <style:text-properties fo:color="#000000" loext:opacity="100%" style:font-name="Arial1" fo:font-size="12pt" officeooo:rsid="001d748a" officeooo:paragraph-rsid="001aa632" style:font-size-asian="12pt" style:font-size-complex="12pt"/>
    </style:style>
    <style:style style:name="P6" style:family="paragraph" style:parent-style-name="Standard">
      <style:paragraph-properties fo:text-align="justify" style:justify-single-word="false"/>
      <style:text-properties fo:color="#000000" loext:opacity="100%" style:font-name="Arial1" fo:font-size="12pt" officeooo:rsid="001f1e23" officeooo:paragraph-rsid="001f1e23" style:font-size-asian="12pt" style:font-size-complex="12pt"/>
    </style:style>
    <style:style style:name="P7" style:family="paragraph" style:parent-style-name="Standard">
      <style:paragraph-properties fo:text-align="justify" style:justify-single-word="false"/>
      <style:text-properties fo:color="#000000" loext:opacity="100%" style:font-name="Arial1" fo:font-size="12pt" officeooo:rsid="00241cce" officeooo:paragraph-rsid="001aa632" style:font-size-asian="12pt" style:font-size-complex="12pt"/>
    </style:style>
    <style:style style:name="P8" style:family="paragraph" style:parent-style-name="Standard">
      <style:paragraph-properties fo:text-align="justify" style:justify-single-word="false"/>
      <style:text-properties fo:color="#000000" loext:opacity="100%" style:font-name="Arial1" fo:font-size="12pt" officeooo:paragraph-rsid="001aa632" style:font-size-asian="12pt" style:font-size-complex="12pt"/>
    </style:style>
    <style:style style:name="P9" style:family="paragraph" style:parent-style-name="Standard">
      <style:paragraph-properties fo:text-align="justify" style:justify-single-word="false"/>
      <style:text-properties fo:color="#000000" loext:opacity="100%" style:font-name="Arial1" fo:font-size="12pt" officeooo:paragraph-rsid="0024661d" style:font-size-asian="12pt" style:font-size-complex="12pt"/>
    </style:style>
    <style:style style:name="P10" style:family="paragraph" style:parent-style-name="Standard">
      <style:paragraph-properties fo:text-align="justify" style:justify-single-word="false"/>
      <style:text-properties fo:color="#000000" loext:opacity="100%" style:font-name="Arial1" fo:font-size="12pt" fo:font-weight="bold" officeooo:rsid="001bc649" officeooo:paragraph-rsid="001bc649"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Arial1" fo:font-size="12pt" fo:font-weight="bold" officeooo:rsid="001aa632" officeooo:paragraph-rsid="001aa632"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Arial1" fo:font-size="12pt" fo:font-weight="bold" officeooo:rsid="00241cce" officeooo:paragraph-rsid="00241cce"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Arial1" fo:font-size="14pt" officeooo:rsid="001aa632" officeooo:paragraph-rsid="001aa632" style:font-size-asian="14pt" style:font-size-complex="14pt"/>
    </style:style>
    <style:style style:name="P14" style:family="paragraph" style:parent-style-name="Standard">
      <style:paragraph-properties fo:text-align="justify" style:justify-single-word="false"/>
      <style:text-properties officeooo:paragraph-rsid="0024661d"/>
    </style:style>
    <style:style style:name="P15" style:family="paragraph" style:parent-style-name="Standard">
      <style:paragraph-properties fo:text-align="justify" style:justify-single-word="false"/>
      <style:text-properties officeooo:paragraph-rsid="001d748a"/>
    </style:style>
    <style:style style:name="P16" style:family="paragraph" style:parent-style-name="Text_20_body" style:list-style-name="L1">
      <style:paragraph-properties fo:margin-left="0cm" fo:margin-right="0cm" fo:margin-top="0cm" fo:margin-bottom="0.106cm" style:contextual-spacing="false"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style:style>
    <style:style style:name="P17" style:family="paragraph" style:parent-style-name="Text_20_body" style:list-style-name="L1">
      <style:paragraph-properties fo:margin-left="0cm" fo:margin-right="0cm" fo:margin-top="0cm" fo:margin-bottom="0.106cm" style:contextual-spacing="false"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252475" style:font-size-asian="12pt" style:font-weight-asian="normal" style:font-size-complex="12pt" style:font-weight-complex="normal"/>
    </style:style>
    <style:style style:name="T1" style:family="text">
      <style:text-properties fo:font-weight="bold" officeooo:rsid="001aa632" style:font-weight-asian="bold" style:font-weight-complex="bold"/>
    </style:style>
    <style:style style:name="T2" style:family="text">
      <style:text-properties officeooo:rsid="001d748a"/>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1aa632" style:font-weight-asian="bold" style:font-weight-complex="bold"/>
    </style:style>
    <style:style style:name="T6" style:family="text">
      <style:text-properties fo:font-variant="normal" fo:text-transform="none" fo:letter-spacing="normal" officeooo:rsid="0024661d"/>
    </style:style>
    <style:style style:name="T7"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8" style:family="text">
      <style:text-properties fo:font-variant="normal" fo:text-transform="none" fo:color="#000000" loext:opacity="100%" style:font-name="Arial1" fo:font-size="12pt" fo:letter-spacing="normal" fo:font-style="normal" fo:font-weight="normal" officeooo:rsid="001f1e23" style:font-size-asian="12pt" style:font-size-complex="12pt"/>
    </style:style>
    <style:style style:name="T9" style:family="text">
      <style:text-properties fo:font-variant="normal" fo:text-transform="none" fo:color="#000000" loext:opacity="100%" style:font-name="Arial1" fo:font-size="12pt" fo:letter-spacing="normal" fo:font-style="normal" fo:font-weight="normal" officeooo:rsid="001d748a" style:font-size-asian="12pt" style:font-size-complex="12pt"/>
    </style:style>
    <style:style style:name="T10" style:family="text">
      <style:text-properties fo:font-variant="normal" fo:text-transform="none" fo:color="#000000" loext:opacity="100%" style:font-name="Arial1" fo:font-size="12pt" fo:letter-spacing="normal" fo:font-style="normal" fo:font-weight="normal" officeooo:rsid="001bc649" style:font-size-asian="12pt" style:font-weight-asian="bold" style:font-size-complex="12pt" style:font-weight-complex="bold"/>
    </style:style>
    <style:style style:name="T11" style:family="text">
      <style:text-properties fo:font-variant="normal" fo:text-transform="none" fo:color="#000000" loext:opacity="100%" style:font-name="Arial1" fo:font-size="12pt" fo:letter-spacing="normal" fo:font-style="normal" style:text-underline-style="solid" style:text-underline-width="auto" style:text-underline-color="font-color" fo:font-weight="normal" officeooo:rsid="001bc649" style:font-size-asian="12pt" style:font-weight-asian="bold" style:font-size-complex="12pt" style:font-weight-complex="bold"/>
    </style:style>
    <style:style style:name="T12" style:family="text">
      <style:text-properties officeooo:rsid="0024661d"/>
    </style:style>
    <style:style style:name="T13" style:family="text">
      <style:text-properties fo:color="#000000" loext:opacity="100%" style:font-name="Arial1" fo:font-size="12pt" style:font-size-asian="12pt" style:font-size-complex="12pt"/>
    </style:style>
    <style:style style:name="T14" style:family="text">
      <style:text-properties fo:color="#000000" loext:opacity="100%" style:font-name="Arial1" fo:font-size="12pt" officeooo:rsid="001d748a" style:font-size-asian="12pt" style:font-size-complex="12pt"/>
    </style:style>
    <style:style style:name="T15" style:family="text">
      <style:text-properties fo:color="#000000" loext:opacity="100%" style:font-name="Arial1" fo:font-size="12pt" officeooo:rsid="00252475" style:font-size-asian="12pt" style:font-size-complex="12pt"/>
    </style:style>
    <style:style style:name="T16" style:family="text">
      <style:text-properties fo:color="#000000" loext:opacity="100%" style:font-name="Arial1" fo:font-size="12pt" fo:font-weight="bold" officeooo:rsid="001aa632" style:font-size-asian="12pt" style:font-weight-asian="bold" style:font-size-complex="12pt" style:font-weight-complex="bold"/>
    </style:style>
    <style:style style:name="T17" style:family="text">
      <style:text-properties officeooo:rsid="001bc649" style:font-weight-asian="bold" style:font-weight-complex="bold"/>
    </style:style>
    <style:style style:name="T18" style:family="text">
      <style:text-properties officeooo:rsid="00252475"/>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2">1.- </text:span>Busca definicion, ejemplos y las diferencias entre las dos ultimas.</text:p>
      <text:p text:style-name="P2"/>
      <text:p text:style-name="P8"><text:span text:style-name="T1">ETL (Extract, Transfor and Load)</text:span></text:p>
      <text:p text:style-name="P5"/>
      <text:p text:style-name="P15"><text:span text:style-name="T9"><text:tab/>ETL es un tipo de integración de datos que hace referencia a los tres pasos (extraer, transformar, cargar) que se utilizan para mezclar datos de múltiples fuentes. Se utiliza a menudo para construir un almacén de datos.</text:span><text:span text:style-name="T14"> </text:span><text:span text:style-name="T15">Ejemplos:</text:span></text:p>
      <text:list xml:id="list674443418" text:style-name="L1">
        <text:list-item>
          <text:p text:style-name="P16">Benetl.</text:p>
        </text:list-item>
        <text:list-item>
          <text:p text:style-name="P17"><text:span text:style-name="T17">Ab Initio.</text:span></text:p>
        </text:list-item>
        <text:list-item>
          <text:p text:style-name="P16">BITool – ETL Software.</text:p>
        </text:list-item>
        <text:list-item>
          <text:p text:style-name="P16">CloverETL.</text:p>
        </text:list-item>
        <text:list-item>
          <text:p text:style-name="P16">Cognos Decisionstream (IBM)</text:p>
        </text:list-item>
        <text:list-item>
          <text:p text:style-name="P16">Data Integrator (herramienta de Sap Business Objects)</text:p>
        </text:list-item>
        <text:list-item>
          <text:p text:style-name="P16">ETI*Extract (ahora llamada Eti Solution)</text:p>
        </text:list-item>
        <text:list-item>
          <text:p text:style-name="P16">IBM Websphere DataStage (antes Ascential DataStage)</text:p>
        </text:list-item>
      </text:list>
      <text:p text:style-name="P10"/>
      <text:p text:style-name="P11">OLAP (On-line Analytical Proccesing)</text:p>
      <text:p text:style-name="P2"/>
      <text:p text:style-name="P2"><text:span text:style-name="T4"><text:tab/>El procesamiento analítico en línea (OLAP) es una tecnología que organiza grandes bases de datos empresariales y proporciona análisis complejo. Se puede utilizar para realizar consultas analíticas complejas sin afectar negativamente los sistemas transaccionales.</text:span> </text:p>
      <text:p text:style-name="P2"/>
      <text:p text:style-name="P9"><text:span text:style-name="T2"><text:tab/>Ejemplo: </text:span><text:span text:style-name="T4">El ejemplo típico de cubo OLAP consiste invariablemente en un cubo comercial con las ventas en unidades e importes. Así, tenemos las ventas por producto, por familia, por categoría, o por fechas, semanas, meses, años, o por cliente, provincia, región o país.</text:span></text:p>
      <text:p text:style-name="P9"><text:span text:style-name="T5"/></text:p>
      <text:p text:style-name="P14"><text:span text:style-name="T16">Data WareHouse</text:span></text:p>
      <text:p text:style-name="P2"/>
      <text:p text:style-name="P2"><text:span text:style-name="T4"><text:tab/>Data Warehouse es una arquitectura de almacenamiento de datos que permite a los ejecutivos de negocios organizar, comprender y utilizar sus datos para tomar decisiones estratégicas. Un data warehouse es una arquitectura conocida ya en muchas empresas modernas.</text:span> </text:p>
      <text:p text:style-name="P2"/>
      <text:p text:style-name="P1"><text:span text:style-name="T8"><text:tab/>U</text:span><text:span text:style-name="T7">n </text:span><text:span text:style-name="Emphasis"><text:span text:style-name="T7">ejemplo</text:span></text:span><text:span text:style-name="T7">, una cadena de supermercados utiliza la capacidad de extracción de datos de Oracle software para analizar los patrones de compra locales</text:span><text:span text:style-name="T13"> </text:span></text:p>
      <text:p text:style-name="P2"/>
      <text:p text:style-name="P11">Data Mining</text:p>
      <text:p text:style-name="P2"/>
      <text:p text:style-name="P2"><text:span text:style-name="T4"><text:tab/>Básicamente, la función del Data Mininges utilizar grandes bases de datos para obtener insights sobre comportamientos que se repiten de manera consistente. Esto se logra mediante la elaboración de algoritmos que consiguen identificar patrones en medio de</text:span><text:span text:style-name="T6"> d</text:span><text:span text:style-name="T4">atos y establecer correlaciones entre ellos.</text:span> </text:p>
      <text:p text:style-name="P2"/>
      <text:p text:style-name="P6">Ejemplo: Utilizado para marketing</text:p>
      <text:p text:style-name="P2"/>
      <text:p text:style-name="P2"/>
      <text:p text:style-name="P2"/>
      <text:p text:style-name="P11"><text:soft-page-break/>KPI</text:p>
      <text:p text:style-name="P2"/>
      <text:p text:style-name="P3"><text:span text:style-name="T4"><text:tab/>Los KPI de proceso indican las actividades requeridas para producir los resultados esperados.</text:span></text:p>
      <text:p text:style-name="P4"><text:span text:style-name="T4"><text:tab/>Ejemplos: Tiempo para procesar las facturas, Tasa de utilización de los equipos. Los KPI de salida se refieren a la calidad o la cantidad de los productos o servicios creados.</text:span> </text:p>
      <text:p text:style-name="P2"/>
      <text:p text:style-name="P11">C - Commerce</text:p>
      <text:p text:style-name="P2"/>
      <text:p text:style-name="P2"><text:span text:style-name="T4"><text:tab/>También conocido como comercio conversacional, es un modelo de negocio en el cual la compra o venta de un producto o servicio se efectúa a través de aplicaciones de mensajería instantánea, como WhatsApp, Instagram o Facebook.</text:span> </text:p>
      <text:p text:style-name="P2"/>
      <text:p text:style-name="P11">E - Commerce</text:p>
      <text:p text:style-name="P2"/>
      <text:p text:style-name="P2"><text:span text:style-name="T4"><text:tab/>El e-commerce o comercio electrónico consiste en la distribución, venta, compra, marketing y suministro de información de productos o servicios a través de Internet</text:span> </text:p>
      <text:p text:style-name="P2"/>
      <text:p text:style-name="P11">E - Business</text:p>
      <text:p text:style-name="P2"/>
      <text:p text:style-name="P4"><text:span text:style-name="T4"><text:tab/>El E-business (Electronic business) es una nueva forma de afrontar la completa transformación de las relaciones de negocios de manera eficiente, veloz, innovadora y creadora de valor. Tiene como principal objetivo incrementar el consumo y las posibilidades de negocios entre las empresas y los particulares.</text:span> </text:p>
      <text:p text:style-name="P7"/>
      <text:p text:style-name="P12">Diferencias entre el E - Commerce y el E - Business</text:p>
      <text:p text:style-name="P12"/>
      <text:p text:style-name="P7"><text:span text:style-name="T4"><text:tab/>El eCommerce se refiere a la compra y venta online, mientras que el ebusiness abarca los procesos de una empresa realizados online</text:span> </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0T11:53:24.763000000</meta:creation-date>
    <dc:date>2022-10-10T12:27:04.765000000</dc:date>
    <meta:editing-duration>PT33M37S</meta:editing-duration>
    <meta:editing-cycles>10</meta:editing-cycles>
    <meta:generator>LibreOffice/7.3.2.2$Windows_X86_64 LibreOffice_project/49f2b1bff42cfccbd8f788c8dc32c1c309559be0</meta:generator>
    <meta:document-statistic meta:table-count="0" meta:image-count="0" meta:object-count="0" meta:page-count="2" meta:paragraph-count="31" meta:word-count="474" meta:character-count="3095" meta:non-whitespace-character-count="2638"/>
  </office:meta>
</office:document-meta>
</file>